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f6d1" officeooo:paragraph-rsid="0003f6d1"/>
    </style:style>
    <style:style style:name="P2" style:family="paragraph" style:parent-style-name="Standard">
      <style:text-properties fo:language="en" fo:country="US" officeooo:rsid="00052b73" officeooo:paragraph-rsid="00052b73"/>
    </style:style>
    <style:style style:name="P3" style:family="paragraph" style:parent-style-name="Standard">
      <style:text-properties fo:language="en" fo:country="US" officeooo:rsid="0007782c" officeooo:paragraph-rsid="0007782c"/>
    </style:style>
    <style:style style:name="P4" style:family="paragraph" style:parent-style-name="Standard">
      <style:text-properties fo:language="en" fo:country="US" officeooo:rsid="0008e3c6" officeooo:paragraph-rsid="0008e3c6"/>
    </style:style>
    <style:style style:name="P5" style:family="paragraph" style:parent-style-name="Standard">
      <style:text-properties fo:language="en" fo:country="US" officeooo:rsid="0007791f" officeooo:paragraph-rsid="0007791f"/>
    </style:style>
    <style:style style:name="P6" style:family="paragraph" style:parent-style-name="Standard">
      <style:text-properties fo:language="en" fo:country="US" officeooo:rsid="0007791f" officeooo:paragraph-rsid="0007782c"/>
    </style:style>
    <style:style style:name="P7" style:family="paragraph" style:parent-style-name="Standard">
      <style:text-properties fo:language="en" fo:country="US" officeooo:rsid="000c79be" officeooo:paragraph-rsid="000c79be"/>
    </style:style>
    <style:style style:name="P8" style:family="paragraph" style:parent-style-name="Standard">
      <style:text-properties fo:language="en" fo:country="US" officeooo:rsid="000dc6ad" officeooo:paragraph-rsid="000dc6ad"/>
    </style:style>
    <style:style style:name="P9" style:family="paragraph" style:parent-style-name="Standard">
      <style:text-properties fo:language="en" fo:country="US" officeooo:rsid="000eab81" officeooo:paragraph-rsid="000eab81"/>
    </style:style>
    <style:style style:name="P10" style:family="paragraph" style:parent-style-name="Standard">
      <style:text-properties fo:language="en" fo:country="US" officeooo:rsid="0010edaf" officeooo:paragraph-rsid="0010edaf"/>
    </style:style>
    <style:style style:name="P11" style:family="paragraph" style:parent-style-name="Standard">
      <style:text-properties fo:language="en" fo:country="US" officeooo:rsid="00137a7a" officeooo:paragraph-rsid="00137a7a"/>
    </style:style>
    <style:style style:name="P12" style:family="paragraph" style:parent-style-name="Standard">
      <style:text-properties fo:language="en" fo:country="US" officeooo:rsid="0017652d" officeooo:paragraph-rsid="0017652d"/>
    </style:style>
    <style:style style:name="P13" style:family="paragraph" style:parent-style-name="Standard">
      <style:text-properties fo:language="en" fo:country="US" officeooo:rsid="001a4c48" officeooo:paragraph-rsid="001a4c48"/>
    </style:style>
    <style:style style:name="P14" style:family="paragraph" style:parent-style-name="Standard">
      <style:text-properties fo:language="en" fo:country="US" officeooo:rsid="001b5df7" officeooo:paragraph-rsid="001b5df7"/>
    </style:style>
    <style:style style:name="P15" style:family="paragraph" style:parent-style-name="Standard">
      <style:text-properties fo:language="en" fo:country="US" officeooo:rsid="001ce439" officeooo:paragraph-rsid="001ce439"/>
    </style:style>
    <style:style style:name="P16" style:family="paragraph" style:parent-style-name="Standard">
      <style:text-properties fo:language="en" fo:country="US" officeooo:rsid="0020cc9a" officeooo:paragraph-rsid="0020cc9a"/>
    </style:style>
    <style:style style:name="P17" style:family="paragraph" style:parent-style-name="Standard">
      <style:text-properties fo:language="en" fo:country="US" officeooo:rsid="0008e3c6" officeooo:paragraph-rsid="0008e3c6"/>
    </style:style>
    <style:style style:name="P18" style:family="paragraph" style:parent-style-name="Standard">
      <style:text-properties fo:language="en" fo:country="US" officeooo:rsid="00228a57" officeooo:paragraph-rsid="00228a57"/>
    </style:style>
    <style:style style:name="T1" style:family="text">
      <style:text-properties officeooo:rsid="00052b73"/>
    </style:style>
    <style:style style:name="T2" style:family="text">
      <style:text-properties officeooo:rsid="001eefd8"/>
    </style:style>
    <style:style style:name="T3" style:family="text">
      <style:text-properties officeooo:rsid="00242c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ews lesen und zusammenfassen <text:span text:style-name="T1">(Structural changes)</text:span></text:p>
      <text:p text:style-name="P1"/>
      <text:p text:style-name="P2">Zu viele Assumptions</text:p>
      <text:p text:style-name="P2"/>
      <text:p text:style-name="P2">Schreibe auf wie relevant die besprochenen Schwachstellen sind</text:p>
      <text:p text:style-name="P3"/>
      <text:p text:style-name="P3">Ich will die Implementierung nicht in den Fokus nehmen, da sie bei uns sehr dürftig ausgefallen ist</text:p>
      <text:p text:style-name="P2"/>
      <text:p text:style-name="P3">Ich will keinen Link zu GitHub hinzufügen</text:p>
      <text:p text:style-name="P6"/>
      <text:p text:style-name="P7">more references inside approach</text:p>
      <text:p text:style-name="P7"/>
      <text:p text:style-name="P10">Bild mit den Schlüsseln hat nicht so hohe Auflösung</text:p>
      <text:p text:style-name="P5"/>
      <text:p text:style-name="P11">white space page 7 and 8</text:p>
      <text:p text:style-name="P5"/>
      <text:p text:style-name="P12">Fig. 3 to Figure 3</text:p>
      <text:p text:style-name="P5"/>
      <text:p text:style-name="P15">Add more citations footnote explanation blockchain</text:p>
      <text:p text:style-name="P15"/>
      <text:p text:style-name="P15"/>
      <text:p text:style-name="P15"/>
      <text:p text:style-name="P15"/>
      <text:p text:style-name="P16">TODO: </text:p>
      <text:p text:style-name="P4"/>
      <text:p text:style-name="P18">Zu viele Assumptions →<text:span text:style-name="T3"> give names to assumptions</text:span></text:p>
      <text:p text:style-name="P18"/>
      <text:p text:style-name="P18">References in Blockchain footnote (ethereum white paper?)</text:p>
      <text:p text:style-name="P18"/>
      <text:p text:style-name="P18">Auflösung Schlüssel</text:p>
      <text:p text:style-name="P18"/>
      <text:p text:style-name="P18"/>
      <text:p text:style-name="P18"/>
      <text:p text:style-name="P4"/>
      <text:p text:style-name="P4"/>
      <text:p text:style-name="P4"/>
      <text:p text:style-name="P4"/>
      <text:p text:style-name="P4">Changes: </text:p>
      <text:p text:style-name="P4"/>
      <text:p text:style-name="P4">Changed style of the citations from splncs04 to IEEEtran (which I hope is the correct format) </text:p>
      <text:p text:style-name="P4"/>
      <text:p text:style-name="P8">Write with passive voice instead of active voice whenever possible and remove words like I, we, our,…</text:p>
      <text:p text:style-name="P8"/>
      <text:p text:style-name="P8">Replace “asynchronous” key encryption with asymmetric key encryption.</text:p>
      <text:p text:style-name="P8"/>
      <text:p text:style-name="P9">A comment mentioned that the presented technologies seemed out of place, since we do not use them. This is why I reference section 5.2 from section 2.3.</text:p>
      <text:p text:style-name="P9"/>
      <text:p text:style-name="P13">There was one comment that expressed confusion about how the mechanism ensures that all nodes are reached. I did not change that, because there was a different comment that expressed that our explanation was very good. </text:p>
      <text:p text:style-name="P13"><text:soft-page-break/></text:p>
      <text:p text:style-name="P14">I give a very short intro to blockchain. I do this in a footnote, since I think most people who would read such a paper are already aware of what blockchain is and how it works. <text:span text:style-name="T2">I would prefer to leave it out entirely, but added it, since it was requested in one of the com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2:03:38.018788062</meta:creation-date>
    <dc:date>2019-02-27T21:01:28.066742448</dc:date>
    <meta:editing-duration>PT3H4M38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250" meta:character-count="1501" meta:non-whitespace-character-count="1268"/>
  </office:meta>
</office:document-meta>
</file>